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Verdana" svg:font-family="Verdana, 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4">
      <style:paragraph-properties fo:text-align="start" style:justify-single-word="false" fo:orphans="2" fo:widows="2"/>
    </style:style>
    <style:style style:name="P3" style:family="paragraph" style:parent-style-name="Text_20_body" style:list-style-name="L5">
      <style:paragraph-properties fo:text-align="start" style:justify-single-word="false" fo:orphans="2" fo:widows="2"/>
    </style:style>
    <style:style style:name="P4" style:family="paragraph" style:parent-style-name="Text_20_body" style:list-style-name="L6">
      <style:paragraph-properties fo:text-align="start" style:justify-single-word="false" fo:orphans="2" fo:widows="2"/>
    </style:style>
    <style:style style:name="P5" style:family="paragraph" style:parent-style-name="Text_20_body" style:list-style-name="L1">
      <style:paragraph-properties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list-style-name="L2">
      <style:paragraph-properties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text-align="start" style:justify-single-word="false"/>
      <style:text-properties style:font-name="Times New Roman" fo:font-size="12pt" style:font-size-asian="12pt" style:font-size-complex="12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align="start" style:justify-single-word="false" fo:orphans="2" fo:widows="2" fo:text-indent="0cm" style:auto-text-indent="false"/>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ff0000" style:font-name="Times New Roman" fo:font-size="12pt" fo:letter-spacing="normal" fo:font-style="normal" fo:font-weight="normal" style:font-size-asian="12pt" style:font-size-complex="12pt"/>
    </style:style>
    <style:style style:name="P13" style:family="paragraph" style:parent-style-name="Text_20_body" style:list-style-name="L1">
      <style:paragraph-properties fo:margin-top="0cm" fo:margin-bottom="0cm"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Text_20_body" style:list-style-name="L2">
      <style:paragraph-properties fo:margin-top="0cm" fo:margin-bottom="0cm"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Text_20_body" style:list-style-name="L4">
      <style:paragraph-properties fo:margin-top="0cm" fo:margin-bottom="0cm"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Text_20_body" style:list-style-name="L6">
      <style:paragraph-properties fo:margin-top="0cm" fo:margin-bottom="0cm"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list-style-name="L5">
      <style:paragraph-properties fo:margin-top="0cm" fo:margin-bottom="0cm" fo:text-align="start" style:justify-single-word="false" fo:orphans="2" fo:widows="2"/>
    </style:style>
    <style:style style:name="P18" style:family="paragraph" style:parent-style-name="Text_20_body" style:list-style-name="L6">
      <style:paragraph-properties fo:margin-top="0cm" fo:margin-bottom="0cm" fo:text-align="start" style:justify-single-word="false" fo:orphans="2" fo:widows="2"/>
    </style:style>
    <style:style style:name="P19" style:family="paragraph" style:parent-style-name="Text_20_body" style:list-style-name="L4">
      <style:paragraph-properties fo:margin-left="0.397cm" fo:margin-right="0cm" fo:margin-top="0cm" fo:margin-bottom="0.132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start" style:justify-single-word="false"/>
      <style:text-properties fo:font-variant="normal" fo:text-transform="none" fo:color="#ed420c" style:font-name="Times New Roman" fo:font-size="12pt" fo:letter-spacing="normal" fo:font-style="normal" fo:font-weight="normal" style:font-size-asian="12pt" style:font-weight-asian="normal" style:font-size-complex="12pt" style:font-weight-complex="normal"/>
    </style:style>
    <style:style style:name="P2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ff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Arial1" fo:font-size="15.75pt" fo:letter-spacing="normal" fo:font-style="normal" fo:font-weight="bold"/>
    </style:style>
    <style:style style:name="T2" style:family="text">
      <style:text-properties fo:font-variant="normal" fo:text-transform="none" fo:color="#000000" style:font-name="Verdana" fo:font-size="9pt" fo:letter-spacing="normal" fo:font-style="normal"/>
    </style:style>
    <style:style style:name="T3" style:family="text">
      <style:text-properties fo:font-variant="normal" fo:text-transform="none" fo:color="#000000" style:font-name="Verdana" fo:font-size="9pt" fo:letter-spacing="normal" fo:font-style="normal" fo:font-weight="normal"/>
    </style:style>
    <style:style style:name="T4" style:family="text">
      <style:text-properties fo:font-variant="normal" fo:text-transform="none" fo:color="#000000" style:font-name="Verdana" fo:letter-spacing="normal" fo:font-style="normal" fo:font-weight="normal"/>
    </style:style>
    <style:style style:name="T5" style:family="text">
      <style:text-properties fo:font-variant="normal" fo:text-transform="none" fo:color="#000000" style:font-name="Verdana" fo:font-size="12pt" fo:letter-spacing="normal" fo:font-style="normal" fo:font-weight="normal" style:font-size-asian="12pt" style:font-size-complex="12pt"/>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style:font-name="Times New Roman" fo:font-size="9pt" fo:letter-spacing="normal" fo:font-style="normal" fo:font-weight="normal"/>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365cd2" style:text-line-through-style="none" style:font-name="Verdana" fo:font-size="9pt" fo:letter-spacing="normal" fo:font-style="normal" style:text-underline-style="none" fo:font-weight="bold" style:text-blinking="false"/>
    </style:style>
    <style:style style:name="T14" style:family="text">
      <style:text-properties fo:font-variant="normal" fo:text-transform="none" fo:color="#365cd2" style:text-line-through-style="none" style:font-name="Verdana" fo:letter-spacing="normal" fo:font-style="normal" style:text-underline-style="none" fo:font-weight="bold" style:text-blinking="false"/>
    </style:style>
    <style:style style:name="T15" style:family="text">
      <style:text-properties fo:font-variant="normal" fo:text-transform="none" fo:color="#365cd2" style:text-line-through-style="none" style:font-name="Verdana" fo:font-size="12pt" fo:letter-spacing="normal" fo:font-style="normal" style:text-underline-style="none" fo:font-weight="bold" style:text-blinking="false" style:font-size-asian="12pt" style:font-size-complex="12pt"/>
    </style:style>
    <style:style style:name="T16" style:family="text">
      <style:text-properties fo:font-variant="normal" fo:text-transform="none" fo:color="#365cd2" style:text-line-through-style="none" fo:font-size="9pt" fo:letter-spacing="normal" fo:font-style="normal" style:text-underline-style="none" fo:font-weight="bold" style:text-blinking="false"/>
    </style:style>
    <style:style style:name="T17" style:family="text">
      <style:text-properties fo:font-variant="normal" fo:text-transform="none" fo:color="#365cd2" style:text-line-through-style="none" fo:letter-spacing="normal" fo:font-style="normal" style:text-underline-style="none" fo:font-weight="bold" style:text-blinking="false"/>
    </style:style>
    <style:style style:name="T18" style:family="text">
      <style:text-properties fo:font-variant="normal" fo:text-transform="none" fo:color="#365cd2" style:text-line-through-style="none" fo:font-size="12pt" fo:letter-spacing="normal" fo:font-style="normal" style:text-underline-style="none" fo:font-weight="bold" style:text-blinking="false" style:font-size-asian="12pt" style:font-size-complex="12pt"/>
    </style:style>
    <style:style style:name="T19" style:family="text">
      <style:text-properties fo:font-variant="normal" fo:text-transform="none" fo:color="#365cd2" style:text-line-through-style="none" style:font-name="Times New Roman" fo:font-size="12pt" fo:letter-spacing="normal" fo:font-style="normal" style:text-underline-style="none" fo:font-weight="bold" style:text-blinking="false" style:font-size-asian="12pt" style:font-size-complex="12pt"/>
    </style:style>
    <style:style style:name="T20" style:family="text">
      <style:text-properties fo:color="#800000"/>
    </style:style>
    <style:style style:name="T21" style:family="text">
      <style:text-properties fo:color="#ff000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span text:style-name="T1">Installer et configurer Wampserver sur un PC</text:span></text:h>
      <text:p text:style-name="P1"><text:line-break/><text:span text:style-name="T21">1 : L'application &lt;&lt; WampServer &gt;&gt; :</text:span></text:p>
      <text:p text:style-name="P1"><text:span text:style-name="Strong_20_Emphasis"><text:span text:style-name="T2">« WampServer »</text:span></text:span><text:span text:style-name="T6"> </text:span><text:span text:style-name="T3">est une plate-forme de développement Web sous Windows pour des applications Web dynamiques (SPIP, OwnCloud, Wordpress…) à l’aide du serveur Apache2, du langage de scripts PHP et d’une base de données MySQL. Il possède également PHPMyAdmin pour gérer plus facilement vos bases de données.</text:span><text:span text:style-name="T21"><text:line-break/></text:span><text:span text:style-name="T3">« WampServer » offre la possibilité d’installer pratiquement toutes les versions de Apache, PHP et MySQL existantes, de quoi reproduire fidèlement la configuration de votre serveur de production.</text:span><text:span text:style-name="T21"><text:line-break/></text:span><text:span text:style-name="Strong_20_Emphasis"><text:span text:style-name="T2">Cette application est disponible gratuitement (sous licence GPL)</text:span></text:span><text:span text:style-name="T6"> </text:span><text:span text:style-name="T3">en deux versions : 32 et 64 bits.</text:span><text:span text:style-name="T21"> </text:span></text:p>
      <text:h text:style-name="P21" text:outline-level="2"><text:bookmark text:name="outil_sommaire_1"/><text:span text:style-name="T21">2. Télécharger Wampserver :</text:span></text:h>
      <text:p text:style-name="P1"><text:span text:style-name="T11">Avant de télécharger « WampServer », il faut vérifier quel est le type du système de votre PC : </text:span><text:span text:style-name="Strong_20_Emphasis"><text:span text:style-name="T11">32 ou 64 bits ?</text:span></text:span></text:p>
      <text:list xml:id="list7407669410979576970" text:style-name="L1">
        <text:list-item>
          <text:p text:style-name="P13">Cliquez sur le bouton « Démarrer »</text:p>
        </text:list-item>
        <text:list-item>
          <text:p text:style-name="P13">Cliquez sur « Panneau de configuration »</text:p>
        </text:list-item>
        <text:list-item>
          <text:p text:style-name="P13">Cliquez sur « Système et sécurité »</text:p>
        </text:list-item>
        <text:list-item>
          <text:p text:style-name="P5">Cliquez sur « Système »</text:p>
        </text:list-item>
      </text:list>
      <text:p text:style-name="P10">ou</text:p>
      <text:list xml:id="list6689474329644490886" text:style-name="L2">
        <text:list-item>
          <text:p text:style-name="P14">Sur le bureau, faites un clic droit sur « Ordinateur »</text:p>
        </text:list-item>
        <text:list-item>
          <text:p text:style-name="P6">Dans le menu contextuel, sélectionnez « Propriétés »</text:p>
        </text:list-item>
      </text:list>
      <text:p text:style-name="P7"><text:span text:style-name="T21"><draw:frame draw:style-name="fr1" draw:name="images1" text:anchor-type="as-char" svg:y="-5.345cm" svg:width="13.229cm" svg:height="5.212cm" draw:z-index="0"><draw:image xlink:href="http://www.cndp.fr/crdp-dijon/local/cache-vignettes/L500xH197/article_1-2-20958.png?1421922588" xlink:type="simple" xlink:show="embed" xlink:actuate="onLoad"/></draw:frame></text:span><text:span text:style-name="T21"> </text:span></text:p>
      <text:p text:style-name="P7"><text:span text:style-name="T7">Pour télécharger </text:span><text:span text:style-name="Strong_20_Emphasis"><text:span text:style-name="T7">« Wampserver »</text:span></text:span><text:span text:style-name="T7">, suivez le lien : </text:span><text:a xlink:type="simple" xlink:href="http://www.wampserver.com/" office:target-frame-name="_blank" xlink:show="new" text:style-name="Internet_20_link" text:visited-style-name="Visited_20_Internet_20_Link"><text:span text:style-name="T17">http://www.wampserver.com/</text:span></text:a></text:p>
      <text:p text:style-name="P10">En fonction du type de système relevé, téléchargez la version « Wampserver » adaptée à votre PC.</text:p>
      <text:h text:style-name="P22" text:outline-level="2"><text:bookmark text:name="outil_sommaire_2"/>3. Installer et configurer WampServer :</text:h>
      <text:p text:style-name="P12"/>
      <text:p text:style-name="P10">Installez « Wampserver » en exécutant le fichier « wampserver2.2e-…exe »</text:p>
      <text:list xml:id="list8009762040296373655" text:style-name="L4">
        <text:list-item>
          <text:p text:style-name="P15">Paramétrez la langue française</text:p>
          <text:list>
            <text:list-item>
              <text:p text:style-name="P19">Cliquez droit sur l’icône « Wampserver » en bas à droite de la barre des tâches<draw:frame draw:style-name="fr2" draw:name="images2" text:anchor-type="as-char" svg:width="0.582cm" svg:height="0.741cm" draw:z-index="1"><draw:image xlink:href="http://www.cndp.fr/crdp-dijon/local/cache-vignettes/L22xH28/icone_wampserver-f49cf.jpg?1421922588" xlink:type="simple" xlink:show="embed" xlink:actuate="onLoad"/></draw:frame></text:p>
            </text:list-item>
            <text:list-item>
              <text:p text:style-name="P15">Sélectionnez le dossier « Langue » puis « french »</text:p>
            </text:list-item>
          </text:list>
        </text:list-item>
        <text:list-item>
          <text:p text:style-name="P2"><text:span text:style-name="T11">Modifiez les paramètres du fichier </text:span><text:span text:style-name="Strong_20_Emphasis"><text:span text:style-name="T11">« php.ini »</text:span></text:span></text:p>
        </text:list-item>
      </text:list>
      <text:list xml:id="list8778473124138856394" text:style-name="L5">
        <text:list-item>
          <text:p text:style-name="P17"><text:span text:style-name="Strong_20_Emphasis"><text:span text:style-name="T11">« upload_max_filesize »</text:span></text:span><text:span text:style-name="T11"> : La taille maximale en octets d’un fichier à charger.</text:span></text:p>
        </text:list-item>
        <text:list-item>
          <text:p text:style-name="P17"><text:soft-page-break/><text:span text:style-name="Strong_20_Emphasis"><text:span text:style-name="T11">« post_max_size »</text:span></text:span><text:span text:style-name="T11"> : Définit la taille maximale des données reçues par la méthode POST. Cette option affecte également les fichiers chargés. Pour charger de gros fichiers, cette valeur doit être plus grande que la valeur de « upload_max_filesize ». Si la limitation de mémoire est activée par votre script de configuration, « memory_limit » affectera également les fichiers chargés. De façon générale, « memory_limit » doit être plus grand que « post_max_size ».</text:span></text:p>
        </text:list-item>
        <text:list-item>
          <text:p text:style-name="P3"><text:span text:style-name="Strong_20_Emphasis"><text:span text:style-name="T11">« max_execution_time »</text:span></text:span><text:span text:style-name="T11"> : Fixe le temps maximal d’exécution d’un script, en secondes. La configuration par défaut est de 30 secondes. En fonction de la performance du PC sur lequel est installé Wampserver, augmentez cette valeur.</text:span></text:p>
        </text:list-item>
      </text:list>
      <text:p text:style-name="P9"><text:span text:style-name="T11">Pour plus d’informations, consultez la ressource </text:span><text:span text:style-name="Strong_20_Emphasis"><text:span text:style-name="T11">« Description des directives internes du php.ini »</text:span></text:span><text:span text:style-name="T11"> : </text:span><text:a xlink:type="simple" xlink:href="http://php.net/manual/fr/ini.core.php" office:target-frame-name="_blank" xlink:show="new" text:style-name="Internet_20_link" text:visited-style-name="Visited_20_Internet_20_Link"><text:span text:style-name="T19">http://php.net/manual/fr/ini.core.php</text:span></text:a></text:p>
      <text:list xml:id="list7270397890425416956" text:style-name="L6">
        <text:list-item>
          <text:p text:style-name="P16">Cliquez sur l’icône « Wampserver » en bas à droite de la barre des tâches</text:p>
        </text:list-item>
        <text:list-item>
          <text:p text:style-name="P16">Sélectionnez le dossier « PHP » puis ouvrez le fichier « php.ini » dans l’application « notepad »</text:p>
        </text:list-item>
        <text:list-item>
          <text:p text:style-name="P16">Dans « notepad », sélectionnez le menu « Édition » puis « Rechercher »</text:p>
        </text:list-item>
        <text:list-item>
          <text:p text:style-name="P18"><text:span text:style-name="T11">Dans le formulaire « Rechercher », saisir :<text:line-break/></text:span><text:span text:style-name="Strong_20_Emphasis"><text:span text:style-name="T11">« max_execution_time »</text:span></text:span><text:span text:style-name="T11"> puis augmentez la valeur de 30 à </text:span><text:span text:style-name="Strong_20_Emphasis"><text:span text:style-name="T11">« 300 »</text:span></text:span><text:span text:style-name="T11"> secondes ;<text:line-break/></text:span><text:span text:style-name="Strong_20_Emphasis"><text:span text:style-name="T11">« memory_limit »</text:span></text:span><text:span text:style-name="T11"> puis augmentez de 8M à </text:span><text:span text:style-name="Strong_20_Emphasis"><text:span text:style-name="T11">« 180M »</text:span></text:span><text:span text:style-name="T11"> ;<text:line-break/></text:span><text:span text:style-name="Strong_20_Emphasis"><text:span text:style-name="T11">« post_max_size »</text:span></text:span><text:span text:style-name="T11"> puis augmentez de 8M à </text:span><text:span text:style-name="Strong_20_Emphasis"><text:span text:style-name="T11">« 120M »</text:span></text:span><text:span text:style-name="T11"> ;<text:line-break/></text:span><text:span text:style-name="Strong_20_Emphasis"><text:span text:style-name="T11">« upload_max_filesize »</text:span></text:span><text:span text:style-name="T11"> puis augmentez de 2M à </text:span><text:span text:style-name="Strong_20_Emphasis"><text:span text:style-name="T11">« 100M »</text:span></text:span><text:span text:style-name="T11">.</text:span></text:p>
        </text:list-item>
        <text:list-item>
          <text:p text:style-name="P16">Redémarrez WampServer</text:p>
          <text:list>
            <text:list-item>
              <text:p text:style-name="P16">Cliquez sur l’icône « Wampserver » en bas à droite de la barre des tâches</text:p>
            </text:list-item>
            <text:list-item>
              <text:p text:style-name="P16">Sélectionnez « Redémarrez les services »</text:p>
            </text:list-item>
            <text:list-item>
              <text:p text:style-name="P4"><text:span text:style-name="Strong_20_Emphasis"><text:span text:style-name="T11">Vérifiez que le serveur est sur la position « en ligne »</text:span></text:span><text:span text:style-name="T11"> (« Passer hors ligne » affiché )</text:span></text:p>
            </text:list-item>
          </text:list>
        </text:list-item>
      </text:list>
      <text:p text:style-name="P11"><draw:frame draw:style-name="fr2" draw:name="images3" text:anchor-type="as-char" svg:width="9.975cm" svg:height="8.202cm" draw:z-index="2"><draw:image xlink:href="http://www.cndp.fr/crdp-dijon/local/cache-vignettes/L377xH310/article_2-2-845aa.png?1421922588" xlink:type="simple" xlink:show="embed" xlink:actuate="onLoad"/></draw:frame></text:p>
      <text:p text:style-name="P12"/>
      <text:p text:style-name="P10"/>
      <text:p text:style-name="P7"><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Verdana" svg:font-family="Verdana, 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di Benettayeb</meta:initial-creator>
    <meta:creation-date>2017-03-13T09:54:05.82</meta:creation-date>
    <meta:document-statistic meta:table-count="0" meta:image-count="3" meta:object-count="0" meta:page-count="2" meta:paragraph-count="34" meta:word-count="568" meta:character-count="3235"/>
    <dc:date>2017-03-13T10:28:24.50</dc:date>
    <dc:creator>Mehdi Benettayeb</dc:creator>
    <meta:editing-duration>PT17M16S</meta:editing-duration>
    <meta:editing-cycles>1</meta:editing-cycles>
    <meta:generator>OpenOffice/4.1.3$Win32 OpenOffice.org_project/413m1$Build-9783</meta:generator>
  </office:meta>
</office:document-meta>
</file>